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Client.main( String [ ] ar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JMSClient.createWorkManager( int pool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MSClient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MSClient.r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